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74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g_avg" table:style-name="ta1">
        <table:shapes>
          <draw:frame draw:z-index="0" draw:style-name="gr1" draw:text-style-name="P1" svg:width="453.51pt" svg:height="255.09pt" svg:x="284.4pt" svg:y="2.83pt">
            <loext:p draw:notify-on-update-of-ranges="avg_avg.C1:avg_avg.C100 avg_avg.D1:avg_avg.D100 avg_avg.C1:avg_avg.C100 avg_avg.E1:avg_avg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1.8702288356528" calcext:value-type="float">
            <text:p>1.87022883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1.8135514846098" calcext:value-type="float">
            <text:p>1.81355148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2.0216423370817" calcext:value-type="float">
            <text:p>2.02164233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2.1408017104455" calcext:value-type="float">
            <text:p>2.14080171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2.0951429188852" calcext:value-type="float">
            <text:p>2.09514291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2.0612726970265" calcext:value-type="float">
            <text:p>2.0612726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2.1231313497601" calcext:value-type="float">
            <text:p>2.12313134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1.9572428041641" calcext:value-type="float">
            <text:p>1.95724280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1.8771968716387" calcext:value-type="float">
            <text:p>1.87719687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1.9547400557258" calcext:value-type="float">
            <text:p>1.95474005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2.1739046025084" calcext:value-type="float">
            <text:p>2.1739046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1.9849829486336" calcext:value-type="float">
            <text:p>1.98498294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2.0767125498439" calcext:value-type="float">
            <text:p>2.07671254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2.0555737973832" calcext:value-type="float">
            <text:p>2.05557379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1.8359143569476" calcext:value-type="float">
            <text:p>1.83591435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2.0457059470664" calcext:value-type="float">
            <text:p>2.04570594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1.9320977753249" calcext:value-type="float">
            <text:p>1.93209777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2.1250208894863" calcext:value-type="float">
            <text:p>2.12502088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1.6718651796792" calcext:value-type="float">
            <text:p>1.67186517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898" calcext:value-type="float">
            <text:p>12898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4.0339493513985" calcext:value-type="float">
            <text:p>4.03394935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3568" calcext:value-type="float">
            <text:p>13568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1.626349211158" calcext:value-type="float">
            <text:p>1.6263492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032" calcext:value-type="float">
            <text:p>14032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1.5024348012214" calcext:value-type="float">
            <text:p>1.5024348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96" calcext:value-type="float">
            <text:p>14496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1.4156138286202" calcext:value-type="float">
            <text:p>1.41561382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960" calcext:value-type="float">
            <text:p>14960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1.4971201623624" calcext:value-type="float">
            <text:p>1.49712016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424" calcext:value-type="float">
            <text:p>15424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1.4832050848126" calcext:value-type="float">
            <text:p>1.48320508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888" calcext:value-type="float">
            <text:p>15888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1.403702476747" calcext:value-type="float">
            <text:p>1.40370247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6352" calcext:value-type="float">
            <text:p>16352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1.3342166142384" calcext:value-type="float">
            <text:p>1.33421661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6816" calcext:value-type="float">
            <text:p>16816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1.5006490879291" calcext:value-type="float">
            <text:p>1.50064908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7280" calcext:value-type="float">
            <text:p>17280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1.4611267993416" calcext:value-type="float">
            <text:p>1.46112679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8762" calcext:value-type="float">
            <text:p>18762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1.4805150535067" calcext:value-type="float">
            <text:p>1.48051505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228" calcext:value-type="float">
            <text:p>19228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1.6117597239758" calcext:value-type="float">
            <text:p>1.6117597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692" calcext:value-type="float">
            <text:p>19692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1.5299181880687" calcext:value-type="float">
            <text:p>1.52991818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156" calcext:value-type="float">
            <text:p>20156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1.4914001704641" calcext:value-type="float">
            <text:p>1.49140017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620" calcext:value-type="float">
            <text:p>20620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1.4427956899996" calcext:value-type="float">
            <text:p>1.442795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1084" calcext:value-type="float">
            <text:p>21084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1.4262978037364" calcext:value-type="float">
            <text:p>1.42629780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1548" calcext:value-type="float">
            <text:p>21548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1.5241115688017" calcext:value-type="float">
            <text:p>1.52411156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2012" calcext:value-type="float">
            <text:p>22012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1.5257731707939" calcext:value-type="float">
            <text:p>1.52577317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2476" calcext:value-type="float">
            <text:p>22476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1.5114392234542" calcext:value-type="float">
            <text:p>1.5114392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2940" calcext:value-type="float">
            <text:p>22940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1.4823732425022" calcext:value-type="float">
            <text:p>1.48237324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3404" calcext:value-type="float">
            <text:p>23404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1.4751613594771" calcext:value-type="float">
            <text:p>1.47516135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5857" calcext:value-type="float">
            <text:p>25857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1.5366879625972" calcext:value-type="float">
            <text:p>1.53668796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7082" calcext:value-type="float">
            <text:p>27082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1.4635009399096" calcext:value-type="float">
            <text:p>1.4635009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7546" calcext:value-type="float">
            <text:p>27546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1.6290285274744" calcext:value-type="float">
            <text:p>1.62902852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8010" calcext:value-type="float">
            <text:p>28010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1.4642851872691" calcext:value-type="float">
            <text:p>1.464285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8474" calcext:value-type="float">
            <text:p>28474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1.5013762362862" calcext:value-type="float">
            <text:p>1.50137623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8938" calcext:value-type="float">
            <text:p>28938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1.5727190887494" calcext:value-type="float">
            <text:p>1.57271908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9402" calcext:value-type="float">
            <text:p>29402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1.5295849443035" calcext:value-type="float">
            <text:p>1.52958494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9866" calcext:value-type="float">
            <text:p>29866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1.5190047261245" calcext:value-type="float">
            <text:p>1.5190047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0330" calcext:value-type="float">
            <text:p>30330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1.6516662031861" calcext:value-type="float">
            <text:p>1.6516662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0794" calcext:value-type="float">
            <text:p>30794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1.6061884210409" calcext:value-type="float">
            <text:p>1.6061884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1258" calcext:value-type="float">
            <text:p>31258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1.5498991931394" calcext:value-type="float">
            <text:p>1.54989919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1722" calcext:value-type="float">
            <text:p>31722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1.4923482638645" calcext:value-type="float">
            <text:p>1.49234826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2186" calcext:value-type="float">
            <text:p>32186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1.5629958229832" calcext:value-type="float">
            <text:p>1.5629958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2650" calcext:value-type="float">
            <text:p>32650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1.5204193933948" calcext:value-type="float">
            <text:p>1.5204193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3114" calcext:value-type="float">
            <text:p>33114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1.5186184637948" calcext:value-type="float">
            <text:p>1.51861846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3578" calcext:value-type="float">
            <text:p>33578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1.4783819512481" calcext:value-type="float">
            <text:p>1.47838195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042" calcext:value-type="float">
            <text:p>34042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1.4609738287783" calcext:value-type="float">
            <text:p>1.46097382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506" calcext:value-type="float">
            <text:p>34506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1.552473712814" calcext:value-type="float">
            <text:p>1.55247371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970" calcext:value-type="float">
            <text:p>34970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1.4674100571615" calcext:value-type="float">
            <text:p>1.46741005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6486" calcext:value-type="float">
            <text:p>36486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1.5187465231067" calcext:value-type="float">
            <text:p>1.51874652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6980" calcext:value-type="float">
            <text:p>36980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1.4465529583569" calcext:value-type="float">
            <text:p>1.44655295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7444" calcext:value-type="float">
            <text:p>37444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1.5421222526336" calcext:value-type="float">
            <text:p>1.54212225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7908" calcext:value-type="float">
            <text:p>37908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1.5256969577414" calcext:value-type="float">
            <text:p>1.52569695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8372" calcext:value-type="float">
            <text:p>38372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1.5516953094689" calcext:value-type="float">
            <text:p>1.55169530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8836" calcext:value-type="float">
            <text:p>38836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1.4471774937727" calcext:value-type="float">
            <text:p>1.44717749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9300" calcext:value-type="float">
            <text:p>39300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1.4032403911185" calcext:value-type="float">
            <text:p>1.40324039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9764" calcext:value-type="float">
            <text:p>39764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1.4929826137491" calcext:value-type="float">
            <text:p>1.49298261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228" calcext:value-type="float">
            <text:p>40228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1.5527526899418" calcext:value-type="float">
            <text:p>1.55275268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692" calcext:value-type="float">
            <text:p>40692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1.4869241448579" calcext:value-type="float">
            <text:p>1.48692414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1156" calcext:value-type="float">
            <text:p>41156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1.587654843113" calcext:value-type="float">
            <text:p>1.58765484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1620" calcext:value-type="float">
            <text:p>41620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1.5614785533541" calcext:value-type="float">
            <text:p>1.56147855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2084" calcext:value-type="float">
            <text:p>42084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1.6880540217589" calcext:value-type="float">
            <text:p>1.68805402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2548" calcext:value-type="float">
            <text:p>42548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1.5694279807765" calcext:value-type="float">
            <text:p>1.56942798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3012" calcext:value-type="float">
            <text:p>43012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1.4534652816044" calcext:value-type="float">
            <text:p>1.45346528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3476" calcext:value-type="float">
            <text:p>43476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1.5314207909586" calcext:value-type="float">
            <text:p>1.5314207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3940" calcext:value-type="float">
            <text:p>43940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1.4815274983644" calcext:value-type="float">
            <text:p>1.48152749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4404" calcext:value-type="float">
            <text:p>44404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1.4883962453173" calcext:value-type="float">
            <text:p>1.48839624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4868" calcext:value-type="float">
            <text:p>44868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1.4783800227796" calcext:value-type="float">
            <text:p>1.47838002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332" calcext:value-type="float">
            <text:p>45332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1.5586868699081" calcext:value-type="float">
            <text:p>1.55868686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796" calcext:value-type="float">
            <text:p>45796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1.5258657661484" calcext:value-type="float">
            <text:p>1.52586576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6260" calcext:value-type="float">
            <text:p>46260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1.4974315116229" calcext:value-type="float">
            <text:p>1.49743151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8515" calcext:value-type="float">
            <text:p>48515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1.3916611521442" calcext:value-type="float">
            <text:p>1.39166115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740" calcext:value-type="float">
            <text:p>49740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1.4390632180336" calcext:value-type="float">
            <text:p>1.4390632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0204" calcext:value-type="float">
            <text:p>50204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1.5645373490175" calcext:value-type="float">
            <text:p>1.564537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0668" calcext:value-type="float">
            <text:p>50668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1.5295001298876" calcext:value-type="float">
            <text:p>1.5295001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1132" calcext:value-type="float">
            <text:p>51132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1.3146922514313" calcext:value-type="float">
            <text:p>1.31469225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1596" calcext:value-type="float">
            <text:p>51596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1.5865109405189" calcext:value-type="float">
            <text:p>1.58651094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2060" calcext:value-type="float">
            <text:p>52060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1.5779115037374" calcext:value-type="float">
            <text:p>1.57791150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2524" calcext:value-type="float">
            <text:p>52524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1.4072552851455" calcext:value-type="float">
            <text:p>1.40725528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4046" calcext:value-type="float">
            <text:p>54046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1.5451909676603" calcext:value-type="float">
            <text:p>1.54519096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4512" calcext:value-type="float">
            <text:p>54512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1.5722860233279" calcext:value-type="float">
            <text:p>1.57228602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4976" calcext:value-type="float">
            <text:p>54976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1.3221449612777" calcext:value-type="float">
            <text:p>1.32214496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5440" calcext:value-type="float">
            <text:p>55440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1.5682286664693" calcext:value-type="float">
            <text:p>1.56822866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5904" calcext:value-type="float">
            <text:p>55904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1.5070225609365" calcext:value-type="float">
            <text:p>1.50702256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6368" calcext:value-type="float">
            <text:p>56368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1.4431874135826" calcext:value-type="float">
            <text:p>1.44318741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6832" calcext:value-type="float">
            <text:p>56832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1.4114447012724" calcext:value-type="float">
            <text:p>1.4114447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7296" calcext:value-type="float">
            <text:p>57296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1.5124938638273" calcext:value-type="float">
            <text:p>1.51249386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7760" calcext:value-type="float">
            <text:p>57760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1.5584010837185" calcext:value-type="float">
            <text:p>1.55840108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8224" calcext:value-type="float">
            <text:p>58224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1.6227023840902" calcext:value-type="float">
            <text:p>1.62270238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8688" calcext:value-type="float">
            <text:p>58688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1.5294405324671" calcext:value-type="float">
            <text:p>1.5294405325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4:35:27.613006167</dc:date>
    <meta:editing-duration>PT57S</meta:editing-duration>
    <meta:editing-cycles>1</meta:editing-cycles>
    <meta:generator>LibreOffice/5.1.4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8cm" svg:y="0.315cm" chart:style-name="ch2">
          <text:p>Avg(Avg) energy generation</text:p>
        </chart:title>
        <chart:subtitle svg:x="4.921cm" svg:y="1.286cm" chart:style-name="ch3">
          <text:p>system overview-no attack-2RTUs</text:p>
        </chart:subtitle>
        <chart:legend chart:legend-position="end" svg:x="13.114cm" svg:y="3.925cm" style:legend-expansion="high" chart:style-name="ch4"/>
        <chart:plot-area chart:style-name="ch5" table:cell-range-address="avg_avg.C1:avg_avg.E100" chart:data-source-has-labels="row" svg:x="0.32cm" svg:y="2.153cm" svg:width="12.474cm" svg:height="6.667cm">
          <chartooo:coordinate-region svg:x="0.783cm" svg:y="2.366cm" svg:width="11.692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vg_avg.D1:avg_avg.D100" loext:label-string="avg_avg" chart:class="chart:scatter">
            <chart:domain table:cell-range-address="avg_avg.C1:avg_avg.C100"/>
            <chart:data-point chart:repeated="100"/>
          </chart:series>
          <chart:series chart:style-name="ch9" chart:values-cell-range-address="avg_avg.E1:avg_avg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avg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avg_avg.C1:avg_avg.C100</svg:desc>
                </draw:g>
              </table:table-cell>
              <table:table-cell office:value-type="float" office:value="1.8702288356528">
                <text:p>1.8702288356528</text:p>
                <draw:g>
                  <svg:desc>avg_avg.D1:avg_avg.D100</svg:desc>
                </draw:g>
              </table:table-cell>
              <table:table-cell office:value-type="float" office:value="5">
                <text:p>5</text:p>
                <draw:g>
                  <svg:desc>avg_avg.E1:avg_avg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1.8135514846098">
                <text:p>1.81355148460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2.0216423370817">
                <text:p>2.02164233708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2.1408017104455">
                <text:p>2.14080171044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2.0951429188852">
                <text:p>2.09514291888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2.0612726970265">
                <text:p>2.06127269702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2.1231313497601">
                <text:p>2.12313134976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1.9572428041641">
                <text:p>1.95724280416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1.8771968716387">
                <text:p>1.87719687163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1.9547400557258">
                <text:p>1.9547400557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2.1739046025084">
                <text:p>2.17390460250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1.9849829486336">
                <text:p>1.98498294863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2.0767125498439">
                <text:p>2.07671254984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2.0555737973832">
                <text:p>2.05557379738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1.8359143569476">
                <text:p>1.83591435694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2.0457059470664">
                <text:p>2.04570594706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1.9320977753249">
                <text:p>1.93209777532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2.1250208894863">
                <text:p>2.12502088948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1.6718651796792">
                <text:p>1.67186517967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4.0339493513985">
                <text:p>4.03394935139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1.626349211158">
                <text:p>1.6263492111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1.5024348012214">
                <text:p>1.50243480122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1.4156138286202">
                <text:p>1.41561382862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1.4971201623624">
                <text:p>1.49712016236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1.4832050848126">
                <text:p>1.48320508481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1.403702476747">
                <text:p>1.403702476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1.3342166142384">
                <text:p>1.33421661423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1.5006490879291">
                <text:p>1.50064908792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1.4611267993416">
                <text:p>1.46112679934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1.4805150535067">
                <text:p>1.48051505350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1.6117597239758">
                <text:p>1.61175972397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1.5299181880687">
                <text:p>1.52991818806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1.4914001704641">
                <text:p>1.49140017046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1.4427956899996">
                <text:p>1.44279568999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1.4262978037364">
                <text:p>1.4262978037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1.5241115688017">
                <text:p>1.5241115688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1.5257731707939">
                <text:p>1.52577317079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1.5114392234542">
                <text:p>1.51143922345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1.4823732425022">
                <text:p>1.48237324250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1.4751613594771">
                <text:p>1.47516135947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1.5366879625972">
                <text:p>1.53668796259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1.4635009399096">
                <text:p>1.46350093990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1.6290285274744">
                <text:p>1.62902852747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1.4642851872691">
                <text:p>1.46428518726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1.5013762362862">
                <text:p>1.50137623628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1.5727190887494">
                <text:p>1.5727190887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1.5295849443035">
                <text:p>1.5295849443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1.5190047261245">
                <text:p>1.51900472612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1.6516662031861">
                <text:p>1.65166620318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1.6061884210409">
                <text:p>1.60618842104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1.5498991931394">
                <text:p>1.54989919313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1.4923482638645">
                <text:p>1.49234826386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1.5629958229832">
                <text:p>1.56299582298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1.5204193933948">
                <text:p>1.5204193933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1.5186184637948">
                <text:p>1.5186184637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1.4783819512481">
                <text:p>1.47838195124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1.4609738287783">
                <text:p>1.46097382877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1.552473712814">
                <text:p>1.5524737128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1.4674100571615">
                <text:p>1.4674100571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1.5187465231067">
                <text:p>1.51874652310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1.4465529583569">
                <text:p>1.44655295835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1.5421222526336">
                <text:p>1.54212225263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1.5256969577414">
                <text:p>1.5256969577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1.5516953094689">
                <text:p>1.55169530946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1.4471774937727">
                <text:p>1.44717749377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1.4032403911185">
                <text:p>1.40324039111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1.4929826137491">
                <text:p>1.49298261374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1.5527526899418">
                <text:p>1.55275268994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1.4869241448579">
                <text:p>1.48692414485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1.587654843113">
                <text:p>1.5876548431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1.5614785533541">
                <text:p>1.56147855335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1.6880540217589">
                <text:p>1.68805402175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1.5694279807765">
                <text:p>1.56942798077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1.4534652816044">
                <text:p>1.45346528160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1.5314207909586">
                <text:p>1.53142079095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1.4815274983644">
                <text:p>1.48152749836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1.4883962453173">
                <text:p>1.48839624531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1.4783800227796">
                <text:p>1.47838002277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1.5586868699081">
                <text:p>1.55868686990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1.5258657661484">
                <text:p>1.52586576614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1.4974315116229">
                <text:p>1.49743151162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1.3916611521442">
                <text:p>1.39166115214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1.4390632180336">
                <text:p>1.43906321803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1.5645373490175">
                <text:p>1.56453734901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1.5295001298876">
                <text:p>1.52950012988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1.3146922514313">
                <text:p>1.3146922514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1.5865109405189">
                <text:p>1.58651094051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1.5779115037374">
                <text:p>1.57791150373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1.4072552851455">
                <text:p>1.40725528514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1.5451909676603">
                <text:p>1.54519096766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1.5722860233279">
                <text:p>1.57228602332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1.3221449612777">
                <text:p>1.32214496127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1.5682286664693">
                <text:p>1.56822866646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1.5070225609365">
                <text:p>1.50702256093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1.4431874135826">
                <text:p>1.44318741358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1.4114447012724">
                <text:p>1.41144470127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1.5124938638273">
                <text:p>1.51249386382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1.5584010837185">
                <text:p>1.55840108371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1.6227023840902">
                <text:p>1.62270238409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1.5294405324671">
                <text:p>1.529440532467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